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" officeooo:rsid="0007b0b1" officeooo:paragraph-rsid="0007b0b1"/>
    </style:style>
    <style:style style:name="P2" style:family="paragraph" style:parent-style-name="Standard">
      <style:paragraph-properties fo:break-before="page"/>
      <style:text-properties style:font-name="Nimbus Sans" officeooo:rsid="0010b7a4" officeooo:paragraph-rsid="0010b7a4"/>
    </style:style>
    <style:style style:name="P3" style:family="paragraph" style:parent-style-name="Standard">
      <style:text-properties style:font-name="Nimbus Sans" officeooo:rsid="0010b7a4" officeooo:paragraph-rsid="0010b7a4"/>
    </style:style>
    <style:style style:name="P4" style:family="paragraph" style:parent-style-name="Standard">
      <style:text-properties fo:color="#000000" loext:opacity="100%" style:font-name="Nimbus Sans" officeooo:rsid="0010b7a4" officeooo:paragraph-rsid="0010b7a4"/>
    </style:style>
    <style:style style:name="P5" style:family="paragraph" style:parent-style-name="Standard">
      <style:text-properties officeooo:paragraph-rsid="0010b7a4"/>
    </style:style>
    <style:style style:name="T1" style:family="text">
      <style:text-properties officeooo:rsid="000bb6a6"/>
    </style:style>
    <style:style style:name="T2" style:family="text">
      <style:text-properties officeooo:rsid="000c238a"/>
    </style:style>
    <style:style style:name="T3" style:family="text">
      <style:text-properties officeooo:rsid="000cf69a"/>
    </style:style>
    <style:style style:name="T4" style:family="text">
      <style:text-properties officeooo:rsid="000ebc6e"/>
    </style:style>
    <style:style style:name="T5" style:family="text">
      <style:text-properties fo:font-style="italic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Nimbus Sans"/>
    </style:style>
    <style:style style:name="T8" style:family="text">
      <style:text-properties style:font-name="Nimbus Sans" officeooo:rsid="0007b0b1"/>
    </style:style>
    <style:style style:name="T9" style:family="text">
      <style:text-properties style:font-name="Nimbus Sans" officeooo:rsid="000bb6a6"/>
    </style:style>
    <style:style style:name="T10" style:family="text">
      <style:text-properties style:font-name="Nimbus Sans" officeooo:rsid="000c238a"/>
    </style:style>
    <style:style style:name="T11" style:family="text">
      <style:text-properties style:font-name="Nimbus Sans" officeooo:rsid="000cf69a"/>
    </style:style>
    <style:style style:name="T12" style:family="text">
      <style:text-properties style:font-name="Nimbus Sans" officeooo:rsid="000ebc6e"/>
    </style:style>
    <style:style style:name="T13" style:family="text">
      <style:text-properties style:font-name="Nimbus Sans" officeooo:rsid="000ebc6e"/>
    </style:style>
    <style:style style:name="T14" style:family="text">
      <style:text-properties style:font-name="Nimbus Sans" officeooo:rsid="0010b7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rocesses Involved in Heredity</text:p>
      <text:p text:style-name="P1"/>
      <text:p text:style-name="P5"><text:span text:style-name="T8">In organism reproduction of any kind, offspring shares the ge</text:span><text:span text:style-name="T9">nes</text:span><text:span text:style-name="T8"> of their parents. In the case of asexual reproduction </text:span><text:span text:style-name="T9">this is done by the organism replicating itself, creating genetically identical offspring. This differs to sexual reproduction </text:span><text:span text:style-name="T10">where there offspring has two parents and shares </text:span><text:span text:style-name="T11">traits</text:span><text:span text:style-name="T10"> from both parents </text:span><text:span text:style-name="T11">but is genetically different to both parents. The process of these traits passing to offspring is called heredity. This process starts with </text:span><text:span text:style-name="T12">miosis. Miosis is a type of cell division exclusively used by sex cells to reduce the number of chromosomes in the cells to have only one of each ty</text:span><text:span text:style-name="T12">pe</text:span><text:bookmark text:name="js-intext-string-0"/><text:span text:style-name="T12"> </text:span><text:span text:style-name="T7">(Villeneuve &amp; Hillers, 2001)</text:span><text:span text:style-name="T12">. </text:span><text:span text:style-name="T14">This is necessary as the fertilised egg should have one of each chromosomes.</text:span></text:p>
      <text:p text:style-name="P2">Reference List</text:p>
      <text:p text:style-name="P3"/>
      <text:p text:style-name="P4"><text:bookmark text:name="js-reference-string-0"/>Villeneuve, A., &amp; Hillers, K. (2001). Whence Meiosis?. <text:span text:style-name="T5">Cell</text:span>, <text:span text:style-name="T5">106</text:span>(6), 647-650. doi: 10.1016/s0092-8674(01)00500-1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13:04:08.790470808</meta:creation-date>
    <dc:date>2022-08-15T10:00:05.900312361</dc:date>
    <meta:editing-duration>PT32M50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2" meta:paragraph-count="4" meta:word-count="136" meta:character-count="877" meta:non-whitespace-character-count="745"/>
  </office:meta>
</office:document-meta>
</file>